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svg:stroke-color="#000000" draw:fill="none" draw:fill-color="#ffffff" fo:min-height="2.032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7.78cm" svg:height="7.138cm" draw:transform="rotate (0.217817090648892) translate (5.12204053431704cm 2.4762938683624cm)" svg:viewBox="0 0 7781 7139" svg:d="m3464 1148c788 37 1602 72 2347 382 861 357 1462 1146 1782 1992 250 660 266 1423-42 2075-393 832-1273 1360-2133 1474-827 109-1670 71-2501 1-723-61-1578 96-2135-403-769-690-611-1882-620-2846-7-746-227-1457-142-2186 68-592-358-1798 845-1619 734 109 1230 728 1980 785l633 279 250 125z">
          <text:p/>
        </draw:path>
        <draw:polygon draw:style-name="gr1" draw:text-style-name="P1" draw:layer="layout" svg:width="0.771cm" svg:height="0.406cm" draw:transform="rotate (-0.320791516516558) translate (6.93342714349909cm 4.23358942651172cm)" svg:viewBox="0 0 772 407" draw:points="0,43 772,0 193,407 107,364">
          <text:p/>
        </draw:polygon>
        <draw:polygon draw:style-name="gr1" draw:text-style-name="P1" draw:layer="layout" svg:width="0.75cm" svg:height="0.342cm" draw:transform="rotate (-0.321315115292157) translate (10.5495637594202cm 4.23986589491457cm)" svg:viewBox="0 0 751 343" draw:points="43,22 751,0 151,343 0,322">
          <text:p/>
        </draw:polygon>
        <draw:polyline draw:style-name="gr1" draw:text-style-name="P1" draw:layer="layout" svg:width="1.816cm" svg:height="0.227cm" draw:transform="rotate (-0.124791041517595) translate (8.84836609789701cm 4.92987240385233cm)" svg:viewBox="0 0 1817 228" draw:points="0,228 681,211 1355,126 1817,0">
          <text:p/>
        </draw:polyline>
        <draw:polyline draw:style-name="gr1" draw:text-style-name="P1" draw:layer="layout" svg:width="1.392cm" svg:height="0.537cm" draw:transform="rotate (-1.24808494810115) translate (9.023cm 5.224cm)" svg:viewBox="0 0 1393 538" draw:points="0,0 708,22 1309,366 1393,538">
          <text:p/>
        </draw:polyline>
        <draw:polyline draw:style-name="gr1" draw:text-style-name="P1" draw:layer="layout" svg:width="1.627cm" svg:height="0.067cm" draw:transform="rotate (-1.5707963267949) translate (10.719cm 5.224cm)" svg:viewBox="0 0 1628 68" draw:points="0,68 814,68 1560,0 1628,0">
          <text:p/>
        </draw:polyline>
        <draw:polyline draw:style-name="gr1" draw:text-style-name="P1" draw:layer="layout" svg:width="1.834cm" svg:height="0.067cm" draw:transform="rotate (-3.03058971316295) translate (10.719cm 6.648cm)" svg:viewBox="0 0 1835 68" draw:points="0,0 749,15 1430,23 1835,68">
          <text:p/>
        </draw:polyline>
        <draw:path draw:style-name="gr1" draw:text-style-name="P1" draw:layer="layout" svg:width="11.799cm" svg:height="2.343cm" draw:transform="rotate (-1.81444429037331) translate (12.0058039394288cm 9.10403948862482cm)" svg:viewBox="0 0 11800 2344" svg:d="m0 2305c869 62 1774 88 2600-227 794-303 1632-341 2452-541 746-181 1530-248 2239-556 627-273 1288-453 1959-556 692-106 1465 152 2106-244l444-181">
          <text:p/>
        </draw:path>
        <draw:path draw:style-name="gr1" draw:text-style-name="P1" draw:layer="layout" svg:width="4.749cm" svg:height="2.432cm" draw:transform="rotate (1.21143303380926) translate (9.34882755906221cm 13.3600514286211cm)" svg:viewBox="0 0 4750 2433" svg:d="m0 14c867-75 1735 156 2510 507 816 370 1563 914 2185 1571l55 341">
          <text:p/>
        </draw:path>
        <draw:path draw:style-name="gr1" draw:text-style-name="P1" draw:layer="layout" svg:width="3.576cm" svg:height="2.932cm" draw:transform="rotate (1.69558736831249) translate (6.34722777281617cm 13.9292469345141cm)" svg:viewBox="0 0 3577 2933" svg:d="m0 2902c909 210 1533-686 1945-1329l505-757 555-614 572-202">
          <text:p/>
        </draw:path>
        <draw:path draw:style-name="gr1" draw:text-style-name="P1" draw:layer="layout" svg:width="4.844cm" svg:height="0.339cm" draw:transform="rotate (-2.28952291276616) translate (9.32511238141691cm 20.5823428360258cm)" svg:viewBox="0 0 4845 340" svg:d="m0 40c994-126 1983 86 2975 103l803 197 919-82 148-38">
          <text:p/>
        </draw:path>
        <draw:path draw:style-name="gr1" draw:text-style-name="P1" draw:layer="layout" svg:width="3.904cm" svg:height="1.19cm" draw:transform="rotate (-1.01194190030631) translate (10.1398341626958cm 20.1466306282295cm)" svg:viewBox="0 0 3905 1191" svg:d="m0 1157c840-42 1711 193 2516-186l360-576 647-395 382 158">
          <text:p/>
        </draw:path>
        <draw:path draw:style-name="gr1" draw:text-style-name="P1" draw:layer="layout" svg:width="4.496cm" svg:height="2.613cm" draw:transform="rotate (-0.405614518163483) translate (8.48729770454363cm 5.28073476635135cm)" svg:viewBox="0 0 4497 2614" svg:d="m0 2596c764-8 1622 147 2298-322 589-408 1418-534 1745-1266l409-767 45-241">
          <text:p/>
        </draw:path>
        <draw:path draw:style-name="gr1" draw:text-style-name="P1" draw:layer="layout" svg:width="1.403cm" svg:height="1.282cm" draw:transform="rotate (0.983143967648406) translate (11.9015807179461cm 3.1405537450468cm)" svg:viewBox="0 0 1404 1283" svg:d="m113 134c545-509 2042 565 828 998l-716 151-225-95">
          <text:p/>
        </draw:path>
        <draw:path draw:style-name="gr1" draw:text-style-name="P1" draw:layer="layout" svg:width="1.82cm" svg:height="1.691cm" draw:transform="rotate (2.6771605396341) translate (5.66120205749102cm 5.096447853884cm)" svg:viewBox="0 0 1821 1692" svg:d="m0 84c593 52 1803-477 1821 606l-333 850-151 152">
          <text:p/>
        </draw:path>
        <draw:line draw:style-name="gr1" draw:text-style-name="P1" draw:layer="layout" svg:x1="6.106cm" svg:y1="2.307cm" svg:x2="6.242cm" svg:y2="1.696cm">
          <text:p/>
        </draw:line>
        <draw:polyline draw:style-name="gr1" draw:text-style-name="P1" draw:layer="layout" svg:width="1.029cm" svg:height="0.113cm" draw:transform="rotate (0.909142007363846) translate (7.16944594014348cm 2.50825896064759cm)" svg:viewBox="0 0 1030 114" draw:points="0,114 827,72 1030,0">
          <text:p/>
        </draw:polyline>
        <draw:polyline draw:style-name="gr1" draw:text-style-name="P1" draw:layer="layout" svg:width="0.889cm" svg:height="0.058cm" draw:transform="rotate (1.78983514792018) translate (8.82cm 2.782cm)" svg:viewBox="0 0 890 59" draw:points="0,0 692,15 890,59">
          <text:p/>
        </draw:polyline>
        <draw:polyline draw:style-name="gr1" draw:text-style-name="P1" draw:layer="layout" svg:width="1.007cm" svg:height="0.062cm" draw:transform="rotate (1.24860854687674) translate (9.86448560181266cm 2.63247551559084cm)" svg:viewBox="0 0 1008 63" draw:points="0,43 772,0 1008,63">
          <text:p/>
        </draw:polyline>
        <draw:polyline draw:style-name="gr1" draw:text-style-name="P1" draw:layer="layout" svg:width="1.001cm" svg:height="0.032cm" draw:transform="rotate (1.06430177786614) translate (10.8941830833929cm 2.76601337002889cm)" svg:viewBox="0 0 1002 33" draw:points="0,33 758,0 1002,20">
          <text:p/>
        </draw:polyline>
        <draw:polyline draw:style-name="gr1" draw:text-style-name="P1" draw:layer="layout" svg:width="0.793cm" svg:height="0.041cm" draw:transform="rotate (1.24860854687674) translate (11.669cm 2.782cm)" svg:viewBox="0 0 794 42" draw:points="0,0 730,42 794,21">
          <text:p/>
        </draw:polyline>
        <draw:frame draw:style-name="gr2" draw:text-style-name="P2" draw:layer="layout" svg:width="4.953cm" svg:height="2.79cm" svg:x="14.589cm" svg:y="2.27cm">
          <draw:text-box>
            <text:p><text:span text:style-name="T1">Fred</text:span></text:p>
          </draw:text-box>
        </draw:frame>
        <draw:path draw:style-name="gr1" draw:text-style-name="P1" draw:layer="layout" svg:width="5.937cm" svg:height="4.353cm" svg:x="11.461cm" svg:y="12.958cm" svg:viewBox="0 0 5938 4354" svg:d="m683 0c700 30 1380 99 2103 68 731-31 1419 254 2171 339 1068 121 1288 1333 543 1967-679 578-1045 1551-1900 1900-787 321-1596-384-1900-1086-357-823-1782-353-1696-1492l204-747 271-678 272-136z">
          <text:p/>
        </draw:path>
        <draw:polyline draw:style-name="gr1" draw:text-style-name="P1" draw:layer="layout" svg:width="1.889cm" svg:height="0.03cm" draw:transform="rotate (-1.92858882345373) translate (12.0210163845964cm 15.4728666267829cm)" svg:viewBox="0 0 1890 31" draw:points="0,14 794,6 1588,0 1890,31">
          <text:p/>
        </draw:polyline>
        <draw:polyline draw:style-name="gr1" draw:text-style-name="P1" draw:layer="layout" svg:width="1.741cm" svg:height="0.256cm" draw:transform="rotate (-1.99019894604913) translate (13.1925470652865cm 16.0475742685685cm)" svg:viewBox="0 0 1742 257" draw:points="0,257 792,201 1494,111 1742,0">
          <text:p/>
        </draw:polyline>
        <draw:polyline draw:style-name="gr1" draw:text-style-name="P1" draw:layer="layout" svg:width="1.211cm" svg:height="0.054cm" draw:transform="rotate (-1.98880268264754) translate (13.636cm 16.893cm)" svg:viewBox="0 0 1212 55" draw:points="0,0 819,7 1212,55">
          <text:p/>
        </draw:polyline>
        <draw:polyline draw:style-name="gr1" draw:text-style-name="P1" draw:layer="layout" svg:width="1.183cm" svg:height="0.027cm" draw:transform="rotate (-1.98880268264754) translate (14.6111870032218cm 17.2431876497208cm)" svg:viewBox="0 0 1184 28" draw:points="0,28 730,0 1184,21">
          <text:p/>
        </draw:polyline>
        <draw:path draw:style-name="gr1" draw:text-style-name="P1" draw:layer="layout" svg:width="3.884cm" svg:height="4.223cm" draw:transform="rotate (0.72640603468004) translate (16.4677293751423cm 13.9202498468394cm)" svg:viewBox="0 0 3885 4224" svg:d="m552 19c958-93 1913 161 2771 558 905 417 513 1557 226 2196-296 661-1071 945-1701 1302-879 498-1727-351-1606-1154l-56-959-186-709">
          <text:p/>
        </draw:path>
        <draw:polygon draw:style-name="gr1" draw:text-style-name="P1" draw:layer="layout" svg:width="0.705cm" svg:height="0.543cm" draw:transform="rotate (-0.217817090648893) translate (19.8811755112819cm 12.9436524951554cm)" svg:viewBox="0 0 706 544" draw:points="0,15 706,66 117,544 66,0">
          <text:p/>
        </draw:polygon>
        <draw:polygon draw:style-name="gr1" draw:text-style-name="P1" draw:layer="layout" svg:width="0.742cm" svg:height="0.713cm" draw:transform="rotate (0.217468024798493) translate (19.742cm 14.45cm)" svg:viewBox="0 0 743 714" draw:points="0,0 743,95 398,714 22,214">
          <text:p/>
        </draw:polygon>
        <draw:polyline draw:style-name="gr1" draw:text-style-name="P1" draw:layer="layout" svg:width="0.951cm" svg:height="0.036cm" draw:transform="rotate (-0.109257611174846) translate (19.6780331687736cm 13.8032326969029cm)" svg:viewBox="0 0 952 37" draw:points="0,37 682,30 952,0">
          <text:p/>
        </draw:polyline>
        <draw:path draw:style-name="gr1" draw:text-style-name="P1" draw:layer="layout" svg:width="1.653cm" svg:height="2.51cm" draw:transform="rotate (2.28952291276616) translate (11.5458027041748cm 13.8882875562998cm)" svg:viewBox="0 0 1654 2511" svg:d="m0 73c905-344 1630 590 1583 1385l20 1009 51 44">
          <text:p/>
        </draw:path>
        <draw:frame draw:style-name="gr3" draw:layer="layout" svg:width="3.998cm" svg:height="2.282cm" svg:x="17.002cm" svg:y="9.382cm">
          <draw:text-box>
            <text:p><text:span text:style-name="T2">Frodo</text:span></text:p>
            <text:p/>
          </draw:text-box>
        </draw:frame>
        <draw:custom-shape draw:style-name="gr4" draw:text-style-name="P1" draw:layer="layout" svg:width="1.712cm" svg:height="2.159cm" svg:x="19.034cm" svg:y="7.858cm">
          <text:p text:style-name="P1">Wuff,</text:p>
          <text:p text:style-name="P1">Wuff.</text:p>
          <text:p text:style-name="P1">Bell,</text:p>
          <text:p text:style-name="P1">Bell</text:p>
          <text:p text:style-name="P1"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13.192cm" svg:y1="2.27cm" svg:x2="12.811cm" svg:y2="3.032cm">
          <text:p/>
        </draw:line>
        <draw:line draw:style-name="gr1" draw:text-style-name="P1" draw:layer="layout" svg:x1="4.429cm" svg:y1="3.413cm" svg:x2="5.064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nis Diehm</meta:initial-creator>
    <meta:creation-date>2012-10-09T08:29:18</meta:creation-date>
    <dc:date>2012-11-27T14:17:39</dc:date>
    <dc:creator>Dennis Diehm</dc:creator>
    <meta:editing-duration>P0D</meta:editing-duration>
    <meta:editing-cycles>5</meta:editing-cycles>
    <meta:generator>LibreOffice/3.6$Linux_x86 LibreOffice_project/360m1$Build-2</meta:generator>
    <meta:document-statistic meta:object-count="36"/>
  </office:meta>
</office:document-meta>
</file>